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3d560" officeooo:paragraph-rsid="0003d560"/>
    </style:style>
    <style:style style:name="P2" style:family="paragraph" style:parent-style-name="Standard">
      <style:text-properties officeooo:rsid="00057b82" officeooo:paragraph-rsid="00057b82"/>
    </style:style>
    <style:style style:name="P3" style:family="paragraph" style:parent-style-name="Standard">
      <style:text-properties officeooo:rsid="00080f5a" officeooo:paragraph-rsid="00080f5a"/>
    </style:style>
    <style:style style:name="P4" style:family="paragraph" style:parent-style-name="Standard">
      <style:text-properties officeooo:rsid="0009be1c" officeooo:paragraph-rsid="0009be1c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72bfb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072bfb"/>
    </style:style>
    <style:style style:name="T5" style:family="text">
      <style:text-properties style:text-position="0% 100%" officeooo:rsid="0009be1c"/>
    </style:style>
    <style:style style:name="T6" style:family="text">
      <style:text-properties style:text-position="0% 100%" officeooo:rsid="0009e15e"/>
    </style:style>
    <style:style style:name="T7" style:family="text">
      <style:text-properties style:text-position="0% 100%" officeooo:rsid="000d75f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ВВЕДЕНИЕ</text:p>
      <text:p text:style-name="Standard"/>
      <text:p text:style-name="P1">1<text:span text:style-name="T1">2</text:span><text:span text:style-name="T3"> + 2</text:span><text:span text:style-name="T1">2</text:span><text:span text:style-name="T3"> + … + n</text:span><text:span text:style-name="T1">2</text:span><text:span text:style-name="T3"> = </text:span><text:span text:style-name="T3"><draw:frame draw:style-name="fr1" draw:name="Object1" text:anchor-type="as-char" svg:y="-0.66cm" svg:width="2.879cm" svg:height="1.03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"><text:span text:style-name="T3">Доказательство.</text:span></text:p>
      <text:p text:style-name="P1"><text:span text:style-name="T3">1) При n = 1 формула сводится к</text:span></text:p>
      <text:p text:style-name="P1"><text:span text:style-name="T3">1</text:span><text:span text:style-name="T1">2</text:span><text:span text:style-name="T3"> = </text:span><text:span text:style-name="T3"><draw:frame draw:style-name="fr1" draw:name="Object2" text:anchor-type="as-char" svg:y="-0.66cm" svg:width="3.082cm" svg:height="1.03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3">=</text:span><text:span text:style-name="T3"><draw:frame draw:style-name="fr1" draw:name="Object3" text:anchor-type="as-char" svg:y="-0.619cm" svg:width="1.48cm" svg:height="0.998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= 1.</text:span></text:p>
      <text:p text:style-name="P1"><text:span text:style-name="T3">2) Пусть при n = k формула верна:</text:span></text:p>
      <text:p text:style-name="P1"><text:span text:style-name="T3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= </text:span><text:span text:style-name="T3"><draw:frame draw:style-name="fr1" draw:name="Object4" text:anchor-type="as-char" svg:y="-0.66cm" svg:width="2.887cm" svg:height="1.037cm" draw:z-index="2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text:tab/></text:span><text:span text:style-name="T5">(1)</text:span></text:p>
      <text:p text:style-name="P2"><text:span text:style-name="T3">Положим n = k + 1. Находим</text:span></text:p>
      <text:p text:style-name="P2"><text:span text:style-name="T3">1</text:span><text:span text:style-name="T1">2</text:span><text:span text:style-name="T3"> + 2</text:span><text:span text:style-name="T1">2</text:span><text:span text:style-name="T3"> + … + (k</text:span><text:span text:style-name="T4">+</text:span><text:span text:style-name="T3">1)</text:span><text:span text:style-name="T2">2</text:span><text:span text:style-name="T3"> = </text:span><text:span text:style-name="T3"><draw:frame draw:style-name="fr1" draw:name="Object5" text:anchor-type="as-char" svg:y="-0.66cm" svg:width="5.272cm" svg:height="1.037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">=</text:span><draw:frame draw:style-name="fr1" draw:name="Object6" text:anchor-type="as-char" svg:y="-0.66cm" svg:width="3.692cm" svg:height="1.03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4">.<text:tab/></text:span><text:span text:style-name="T5">(2)</text:span></text:p>
      <text:p text:style-name="P3"><text:span text:style-name="T4">Левая сторона </text:span><text:span text:style-name="T5">(2) </text:span><text:span text:style-name="T4">может быть записана как</text:span></text:p>
      <text:p text:style-name="P3"><text:span text:style-name="T4">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 + (k+1)</text:span><text:span text:style-name="T1">2</text:span><text:span text:style-name="T3">.</text:span></text:p>
      <text:p text:style-name="P3"><text:span text:style-name="T7">С учётом </text:span><text:span text:style-name="T5">(1) упрощаем к</text:span></text:p>
      <text:p text:style-name="P3"><text:span text:style-name="T3">(1</text:span><text:span text:style-name="T1">2</text:span><text:span text:style-name="T3"> + 2</text:span><text:span text:style-name="T1">2</text:span><text:span text:style-name="T3"> + … + k</text:span><text:span text:style-name="T1">2</text:span><text:span text:style-name="T3">) + (k+1)</text:span><text:span text:style-name="T1">2</text:span><text:span text:style-name="T3"> = </text:span><text:span text:style-name="T3"><draw:frame draw:style-name="fr1" draw:name="Object7" text:anchor-type="as-char" svg:y="-0.66cm" svg:width="2.887cm" svg:height="1.037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">+ (k+1)</text:span><text:span text:style-name="T1">2</text:span><text:span text:style-name="T3"> = </text:span><text:span text:style-name="T3"><draw:frame draw:style-name="fr1" draw:name="Object8" text:anchor-type="as-char" svg:y="-0.711cm" svg:width="4.591cm" svg:height="1.088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=</text:span></text:p>
      <text:p text:style-name="P4"><text:span text:style-name="T3">=</text:span><text:span text:style-name="T3"><draw:frame draw:style-name="fr1" draw:name="Object9" text:anchor-type="as-char" svg:y="-0.66cm" svg:width="4.738cm" svg:height="1.03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3">= </text:span><text:span text:style-name="T3"><draw:frame draw:style-name="fr1" draw:name="Object10" text:anchor-type="as-char" svg:y="-0.711cm" svg:width="3.538cm" svg:height="1.088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3">= </text:span><text:span text:style-name="T3"><draw:frame draw:style-name="fr1" draw:name="Object11" text:anchor-type="as-char" svg:y="-0.66cm" svg:width="3.692cm" svg:height="1.03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">.</text:span></text:p>
      <text:p text:style-name="P4"><text:span text:style-name="T3">Так левая сторона (2) эквивалентна правой стороне (2). Это доказывает индуктивный шаг. Следовательно, по методу математической индукции данное утверждение верно для каждого натурального числа </text:span><text:span text:style-name="T6">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горь </meta:initial-creator>
    <meta:creation-date>2019-01-28T22:26:55.090826220</meta:creation-date>
    <meta:generator>LibreOffice/6.1.1.2$MacOSX_X86_64 LibreOffice_project/5d19a1bfa650b796764388cd8b33a5af1f5baa1b</meta:generator>
    <dc:date>2019-01-28T23:38:07.363238407</dc:date>
    <dc:creator>Игорь </dc:creator>
    <meta:editing-duration>PT8M39S</meta:editing-duration>
    <meta:editing-cycles>2</meta:editing-cycles>
    <meta:document-statistic meta:table-count="0" meta:image-count="0" meta:object-count="11" meta:page-count="1" meta:paragraph-count="15" meta:word-count="120" meta:character-count="527" meta:non-whitespace-character-count="421"/>
  </office:meta>
</office:document-meta>
</file>

<file path=Object 1/content.xml><?xml version="1.0" encoding="utf-8"?>
<math xmlns="http://www.w3.org/1998/Math/MathML" display="block">
  <semantics>
    <mfrac>
      <mrow>
        <mi>n</mi>
        <mrow>
          <mo fence="true" stretchy="false">(</mo>
          <mrow>
            <mrow>
              <mi>n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n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n(n+1)(2n+1)} over {6}</annotation>
  </semantics>
</math>
</file>

<file path=Object 10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sup>
                  <mi>k</mi>
                  <mn>2</mn>
                </msup>
                <mo stretchy="false">+</mo>
                <mn>7</mn>
              </mrow>
              <mrow>
                <mi>k</mi>
                <mo stretchy="false">+</mo>
                <mn>6</mn>
              </mrow>
            </mrow>
          </mrow>
          <mo fence="true" stretchy="false">)</mo>
        </mrow>
      </mrow>
      <mn>6</mn>
    </mfrac>
    <annotation encoding="StarMath 5.0">{(k+1)(2k^2+7k+6)} over {6}</annotation>
  </semantics>
</math>
</file>

<file path=Object 11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2/content.xml><?xml version="1.0" encoding="utf-8"?>
<math xmlns="http://www.w3.org/1998/Math/MathML" display="block">
  <semantics>
    <mfrac>
      <mrow>
        <mn>1</mn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n>2</mn>
                <mo stretchy="false">∗</mo>
                <mn>1</mn>
              </mrow>
              <mo stretchy="false">+</mo>
              <mn>1</mn>
            </mrow>
          </mrow>
          <mo fence="true" stretchy="false">)</mo>
        </mrow>
      </mrow>
      <mn>6</mn>
    </mfrac>
    <annotation encoding="StarMath 5.0">{1(1+1)(2*1+1)} over {6} </annotation>
  </semantics>
</math>
</file>

<file path=Object 3/content.xml><?xml version="1.0" encoding="utf-8"?>
<math xmlns="http://www.w3.org/1998/Math/MathML" display="block">
  <semantics>
    <mfrac>
      <mrow>
        <mn>1</mn>
        <mo stretchy="false">∗</mo>
        <mn>2</mn>
        <mo stretchy="false">∗</mo>
        <mn>3</mn>
      </mrow>
      <mn>6</mn>
    </mfrac>
    <annotation encoding="StarMath 5.0">{1*2*3} over {6} </annotation>
  </semantics>
</math>
</file>

<file path=Object 4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5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row>
                  <mo fence="true" stretchy="false">(</mo>
                  <mrow>
                    <mrow>
                      <mi>k</mi>
                      <mo stretchy="false">+</mo>
                      <mn>1</mn>
                    </mrow>
                  </mrow>
                  <mo fence="true" stretchy="false">)</mo>
                </mrow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(k+1)((k+1)+1)(2(k+1)+1)} over {6}</annotation>
  </semantics>
</math>
</file>

<file path=Object 6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i>k</mi>
              <mo stretchy="false">+</mo>
              <mn>2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3</mn>
              </mrow>
            </mrow>
          </mrow>
          <mo fence="true" stretchy="false">)</mo>
        </mrow>
      </mrow>
      <mn>6</mn>
    </mfrac>
    <annotation encoding="StarMath 5.0">{(k+1)(k+2)(2k+3)} over {6}</annotation>
  </semantics>
</math>
</file>

<file path=Object 7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(</mo>
          <mrow>
            <mrow>
              <mn>2</mn>
              <mrow>
                <mi>k</mi>
                <mo stretchy="false">+</mo>
                <mn>1</mn>
              </mrow>
            </mrow>
          </mrow>
          <mo fence="true" stretchy="false">)</mo>
        </mrow>
      </mrow>
      <mn>6</mn>
    </mfrac>
    <annotation encoding="StarMath 5.0">{k(k+1)(2k+1)} over {6}</annotation>
  </semantics>
</math>
</file>

<file path=Object 8/content.xml><?xml version="1.0" encoding="utf-8"?>
<math xmlns="http://www.w3.org/1998/Math/MathML" display="block">
  <semantics>
    <mfrac>
      <mrow>
        <mi>k</mi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row>
            <mo fence="true" stretchy="false">(</mo>
            <mrow>
              <mrow>
                <mn>2</mn>
                <mrow>
                  <mi>k</mi>
                  <mo stretchy="false">+</mo>
                  <mn>1</mn>
                </mrow>
              </mrow>
            </mrow>
            <mo fence="true" stretchy="false">)</mo>
          </mrow>
          <mo stretchy="false">+</mo>
          <mn>6</mn>
        </mrow>
        <msup>
          <mrow>
            <mo fence="true" stretchy="false">(</mo>
            <mrow>
              <mrow>
                <mi>k</mi>
                <mo stretchy="false">+</mo>
                <mn>1</mn>
              </mrow>
            </mrow>
            <mo fence="true" stretchy="false">)</mo>
          </mrow>
          <mn>2</mn>
        </msup>
      </mrow>
      <mn>6</mn>
    </mfrac>
    <annotation encoding="StarMath 5.0">{k(k+1)(2k+1) + 6(k+1)^2} over {6}</annotation>
  </semantics>
</math>
</file>

<file path=Object 9/content.xml><?xml version="1.0" encoding="utf-8"?>
<math xmlns="http://www.w3.org/1998/Math/MathML" display="block">
  <semantics>
    <mfrac>
      <mrow>
        <mrow>
          <mo fence="true" stretchy="false">(</mo>
          <mrow>
            <mrow>
              <mi>k</mi>
              <mo stretchy="false">+</mo>
              <mn>1</mn>
            </mrow>
          </mrow>
          <mo fence="true" stretchy="false">)</mo>
        </mrow>
        <mrow>
          <mo fence="true" stretchy="false">[</mo>
          <mrow>
            <mrow>
              <mi>k</mi>
              <mrow>
                <mrow>
                  <mo fence="true" stretchy="false">(</mo>
                  <mrow>
                    <mrow>
                      <mn>2</mn>
                      <mrow>
                        <mi>k</mi>
                        <mo stretchy="false">+</mo>
                        <mn>1</mn>
                      </mrow>
                    </mrow>
                  </mrow>
                  <mo fence="true" stretchy="false">)</mo>
                </mrow>
                <mo stretchy="false">+</mo>
                <mn>6</mn>
              </mrow>
              <mrow>
                <mo fence="true" stretchy="false">(</mo>
                <mrow>
                  <mrow>
                    <mi>k</mi>
                    <mo stretchy="false">+</mo>
                    <mn>1</mn>
                  </mrow>
                </mrow>
                <mo fence="true" stretchy="false">)</mo>
              </mrow>
            </mrow>
          </mrow>
          <mo fence="true" stretchy="false">]</mo>
        </mrow>
      </mrow>
      <mn>6</mn>
    </mfrac>
    <annotation encoding="StarMath 5.0">{(k+1)[k(2k+1)+6(k+1)]} over {6}</annotation>
  </semantics>
</math>
</file>